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d809a" officeooo:paragraph-rsid="000d809a"/>
    </style:style>
    <style:style style:name="P2" style:family="paragraph" style:parent-style-name="Standard">
      <style:paragraph-properties fo:text-align="center" style:justify-single-word="false"/>
      <style:text-properties officeooo:rsid="000d809a" officeooo:paragraph-rsid="000d809a"/>
    </style:style>
    <style:style style:name="P3" style:family="paragraph" style:parent-style-name="Standard">
      <style:paragraph-properties fo:text-align="start" style:justify-single-word="false"/>
      <style:text-properties officeooo:rsid="000d809a" officeooo:paragraph-rsid="000d809a"/>
    </style:style>
    <style:style style:name="P4" style:family="paragraph" style:parent-style-name="Standard">
      <style:paragraph-properties fo:text-align="start" style:justify-single-word="false"/>
      <style:text-properties officeooo:rsid="000d809a" officeooo:paragraph-rsid="00112229"/>
    </style:style>
    <style:style style:name="P5" style:family="paragraph" style:parent-style-name="Standard">
      <style:paragraph-properties fo:text-align="start" style:justify-single-word="false"/>
      <style:text-properties officeooo:rsid="000d809a" officeooo:paragraph-rsid="0013c2f7"/>
    </style:style>
    <style:style style:name="P6" style:family="paragraph" style:parent-style-name="Standard">
      <style:paragraph-properties fo:text-align="start" style:justify-single-word="false"/>
      <style:text-properties officeooo:rsid="000d809a" officeooo:paragraph-rsid="00141cbe"/>
    </style:style>
    <style:style style:name="P7" style:family="paragraph" style:parent-style-name="Standard">
      <style:paragraph-properties fo:text-align="start" style:justify-single-word="false"/>
      <style:text-properties officeooo:paragraph-rsid="00141cbe"/>
    </style:style>
    <style:style style:name="T1" style:family="text">
      <style:text-properties officeooo:rsid="000d809a"/>
    </style:style>
    <style:style style:name="T2" style:family="text">
      <style:text-properties officeooo:rsid="000f3637"/>
    </style:style>
    <style:style style:name="T3" style:family="text">
      <style:text-properties officeooo:rsid="00112229"/>
    </style:style>
    <style:style style:name="T4" style:family="text">
      <style:text-properties officeooo:rsid="0011e2de"/>
    </style:style>
    <style:style style:name="T5" style:family="text">
      <style:text-properties officeooo:rsid="0013c2f7"/>
    </style:style>
    <style:style style:name="T6" style:family="text">
      <style:text-properties officeooo:rsid="00141cbe"/>
    </style:style>
    <style:style style:name="T7" style:family="text">
      <style:text-properties officeooo:rsid="00149459"/>
    </style:style>
    <style:style style:name="T8" style:family="text">
      <style:text-properties officeooo:rsid="0014e3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Corn Daveat<text:line-break/>Class: M3</text:p>
      <text:p text:style-name="P1"/>
      <text:p text:style-name="P2">Exercise</text:p>
      <text:p text:style-name="P2"/>
      <text:p text:style-name="P5">1. Complete chart<text:line-break/><text:tab/><text:span text:style-name="T5">architecture→ architect<text:line-break/><text:tab/>carpenter → construction<text:line-break/><text:tab/>counseling → consultant<text:line-break/><text:tab/>dentist → dental surgeon<text:line-break/><text:tab/></text:span><text:span text:style-name="T7">design → designer</text:span></text:p>
      <text:p text:style-name="P6"><text:tab/><text:span text:style-name="T5">engineer → engineering<text:line-break/><text:tab/>financial analysis → financial<text:line-break/><text:tab/></text:span><text:span text:style-name="T6">Interpreter → Translator<text:line-break/><text:tab/>law → Lawyer<text:line-break/><text:tab/>manger → management</text:span></text:p>
      <text:p text:style-name="P7"><text:span text:style-name="T1"><text:tab/></text:span><text:span text:style-name="T6">nurse → Administering medications<text:line-break/><text:tab/>Pediatrics → Pediatrician</text:span></text:p>
      <text:p text:style-name="P7"><text:span text:style-name="T1"><text:tab/></text:span><text:span text:style-name="T6">photographer → photograph</text:span></text:p>
      <text:p text:style-name="P7"><text:span text:style-name="T1"><text:tab/></text:span><text:span text:style-name="T6">plumbing → plumber<text:line-break/><text:tab/>psychiatry → psychiatrists<text:line-break/><text:tab/>publisher → publishing</text:span></text:p>
      <text:p text:style-name="P7"><text:span text:style-name="T1"><text:tab/></text:span><text:span text:style-name="T6">Sales → Sales<text:line-break/><text:tab/>Surgeon → surgery<text:line-break/><text:tab/>Telemarking → call center</text:span></text:p>
      <text:p text:style-name="P7"><text:span text:style-name="T1"><text:tab/></text:span><text:span text:style-name="T6">translator → </text:span><text:span text:style-name="T7">translation<text:line-break/><text:tab/>zoologist → zookeeper</text:span><text:span text:style-name="T1"><text:line-break/><text:line-break/></text:span><text:span text:style-name="T5">Complete the definitions</text:span><text:span text:style-name="T1"><text:line-break/><text:tab/>2. Internship</text:span></text:p>
      <text:p text:style-name="P5"><text:tab/>3. <text:span text:style-name="T7">consultant</text:span></text:p>
      <text:p text:style-name="P5"><text:tab/><text:span text:style-name="T7">4. Interview<text:line-break/><text:tab/>5. Potential, non potential<text:line-break/><text:tab/>6. research </text:span></text:p>
      <text:p text:style-name="P3"><text:line-break/>Read what each person says:</text:p>
      <text:p text:style-name="P3"><text:tab/>2. <text:span text:style-name="T4">Publishing</text:span>, <text:span text:style-name="T2">public relations</text:span></text:p>
      <text:p text:style-name="P4"><text:tab/>3. <text:span text:style-name="T2">The construction Industry, </text:span><text:s/><text:span text:style-name="T4">Journalism </text:span><text:line-break/><text:tab/><text:span text:style-name="T2">4. advertising, <text:s/>business management<text:line-break/><text:tab/>5. Telemarketing, <text:s text:c="2"/>The travel industry<text:line-break/><text:line-break/></text:span><text:span text:style-name="T3">A. Read Article.</text:span></text:p>
      <text:p text:style-name="P4"><text:span text:style-name="T2"><text:tab/></text:span><text:span text:style-name="T3">Evening Shift</text:span><text:span text:style-name="T2"><text:line-break/><text:tab/>The Night Shift<text:line-break/><text:tab/>Flexible Hours<text:line-break/><text:line-break/></text:span><text:span text:style-name="T3">B. Correct the sentence.</text:span></text:p>
      <text:p text:style-name="P4"><text:span text:style-name="T2"><text:tab/></text:span><text:span text:style-name="T3">2. </text:span><text:span text:style-name="T4">inconvenient → convenient </text:span><text:span text:style-name="T3"><text:line-break/><text:tab/>3. </text:span><text:span text:style-name="T4">the night shift → graveyard shift</text:span><text:span text:style-name="T3"><text:line-break/></text:span><text:soft-page-break/><text:span text:style-name="T3"><text:tab/>4. </text:span><text:span text:style-name="T4">between set hours →</text:span><text:span text:style-name="T3"> across many time zones.<text:line-break/><text:tab/>5. </text:span><text:span text:style-name="T4">choose the amount → put in the amount</text:span><text:span text:style-name="T3">.<text:line-break/><text:line-break/></text:span><text:span text:style-name="T8">1. Reading<text:line-break/>c. pair of work<text:line-break/><text:tab/>2. life history<text:line-break/><text:tab/>3. </text:span><text:span text:style-name="T2">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13T08:35:32.511994435</meta:creation-date>
    <dc:date>2021-08-13T09:50:40.117851684</dc:date>
    <meta:editing-duration>PT13M29S</meta:editing-duration>
    <meta:editing-cycles>2</meta:editing-cycles>
    <meta:generator>LibreOffice/7.1.4.2$MacOSX_X86_64 LibreOffice_project/a529a4fab45b75fefc5b6226684193eb000654f6</meta:generator>
    <meta:document-statistic meta:table-count="0" meta:image-count="0" meta:object-count="0" meta:page-count="2" meta:paragraph-count="16" meta:word-count="166" meta:character-count="1150" meta:non-whitespace-character-count="946"/>
  </office:meta>
</office:document-meta>
</file>